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ypeBindAction.body( String text , Read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TypeBindAction.next( String namespace , String name , Attributes attributes , Read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